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Times New Roman" fo:font-size="15pt" fo:language="en" fo:country="GB" style:text-underline-style="solid" style:text-underline-width="auto" style:text-underline-color="font-color" fo:font-weight="bold" officeooo:rsid="001d19e6" officeooo:paragraph-rsid="001d19e6" style:font-size-asian="13.1000003814697pt" style:language-asian="zxx" style:country-asian="none" style:font-weight-asian="bold" style:font-size-complex="15pt" style:language-complex="zxx" style:country-complex="none" style:font-weight-complex="bold"/>
    </style:style>
    <style:style style:name="P2" style:family="paragraph" style:parent-style-name="Standard">
      <style:paragraph-properties fo:text-align="start" style:justify-single-word="false"/>
      <style:text-properties fo:color="#000000" style:font-name="Times New Roman" fo:font-size="15pt" fo:language="en" fo:country="GB" style:text-underline-style="solid" style:text-underline-width="auto" style:text-underline-color="font-color" fo:font-weight="bold" officeooo:rsid="001422fc" officeooo:paragraph-rsid="001422fc" style:font-size-asian="13.1000003814697pt" style:language-asian="zxx" style:country-asian="none" style:font-weight-asian="bold" style:font-size-complex="15pt" style:language-complex="zxx" style:country-complex="none" style:font-weight-complex="bold"/>
    </style:style>
    <style:style style:name="P3"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422fc" officeooo:paragraph-rsid="001422fc" style:font-size-asian="9.60000038146973pt" style:language-asian="zxx" style:country-asian="none" style:font-weight-asian="normal" style:font-size-complex="11pt" style:language-complex="zxx" style:country-complex="none" style:font-weight-complex="normal"/>
    </style:style>
    <style:style style:name="P4"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422fc" officeooo:paragraph-rsid="00160b1d" style:font-size-asian="9.60000038146973pt" style:language-asian="zxx" style:country-asian="none" style:font-weight-asian="normal" style:font-size-complex="11pt" style:language-complex="zxx" style:country-complex="none" style:font-weight-complex="normal"/>
    </style:style>
    <style:style style:name="P5"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60b1d" officeooo:paragraph-rsid="00160b1d" style:font-size-asian="9.60000038146973pt" style:language-asian="zxx" style:country-asian="none" style:font-weight-asian="normal" style:font-size-complex="11pt" style:language-complex="zxx" style:country-complex="none" style:font-weight-complex="normal"/>
    </style:style>
    <style:style style:name="P6" style:family="paragraph" style:parent-style-name="Standard">
      <style:paragraph-properties fo:text-align="start" style:justify-single-word="false"/>
      <style:text-properties fo:color="#000000" style:font-name="Times New Roman" fo:font-size="12pt" fo:language="en" fo:country="GB" style:text-underline-style="solid" style:text-underline-width="auto" style:text-underline-color="font-color" fo:font-weight="bold" officeooo:rsid="00160b1d" officeooo:paragraph-rsid="00160b1d" style:font-size-asian="10.5pt" style:language-asian="zxx" style:country-asian="none" style:font-weight-asian="bold" style:font-size-complex="12pt" style:language-complex="zxx" style:country-complex="none" style:font-weight-complex="bold"/>
    </style:style>
    <style:style style:name="T1" style:family="text">
      <style:text-properties officeooo:rsid="001422fc"/>
    </style:style>
    <style:style style:name="T2" style:family="text">
      <style:text-properties officeooo:rsid="00160b1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nfinite </text:span>Loops:</text:p>
      <text:p text:style-name="P1"/>
      <text:p text:style-name="P4">– <text:span text:style-name="T2">An infinite loop refers to a loop, which under certain valid (or at least plausible) input, will never exit.</text:span></text:p>
      <text:p text:style-name="P5"/>
      <text:p text:style-name="P4">– <text:span text:style-name="T2">Infinite loops are used when continuous input is required to the program or system, and it has to respond accordingly without stopping. They are also used when we do not know the exit condition, as some calculations need to be performed inside the loop, which will decide when to exit or terminate the loop.</text:span></text:p>
      <text:p text:style-name="P1"/>
      <text:p text:style-name="P2">Code Examples:</text:p>
      <text:p text:style-name="P2"/>
      <text:p text:style-name="P6">Infinite Loop Code:</text:p>
      <text:p text:style-name="P6"/>
      <text:p text:style-name="P5">class HelloWorld {</text:p>
      <text:p text:style-name="P5"><text:s text:c="4"/>public static void main(String args[]) {</text:p>
      <text:p text:style-name="P5"><text:s text:c="8"/>boolean a = true;</text:p>
      <text:p text:style-name="P5"><text:s text:c="8"/>while (a) { // the while condition will always be met as will always return true </text:p>
      <text:p text:style-name="P5"><text:s text:c="12"/>System.out.println("Infinite loop");</text:p>
      <text:p text:style-name="P5"><text:s text:c="8"/>}</text:p>
      <text:p text:style-name="P5"><text:s text:c="4"/>}</text:p>
      <text:p text:style-name="P5">}</text:p>
      <text:p text:style-name="P6"/>
      <text:p text:style-name="P6">Explanation:</text:p>
      <text:p text:style-name="P6"/>
      <text:p text:style-name="P4">– <text:span text:style-name="T2">Line #3 defines the variable 'a' as boolean, set as 'true'.</text:span></text:p>
      <text:p text:style-name="P4">– <text:span text:style-name="T2">Line #4 is a while loop. It will always be met, printing 'Infinite loop' until the program times out.</text:span></text:p>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M43S</meta:editing-duration>
    <meta:editing-cycles>4</meta:editing-cycles>
    <meta:generator>LibreOffice/5.0.4.2$Windows_x86 LibreOffice_project/2b9802c1994aa0b7dc6079e128979269cf95bc78</meta:generator>
    <dc:date>2022-06-08T15:11:31.253000000</dc:date>
    <meta:document-statistic meta:table-count="0" meta:image-count="0" meta:object-count="0" meta:page-count="1" meta:paragraph-count="16" meta:word-count="145" meta:character-count="882" meta:non-whitespace-character-count="704"/>
    <meta:user-defined meta:name="Info 1"/>
    <meta:user-defined meta:name="Info 2"/>
    <meta:user-defined meta:name="Info 3"/>
    <meta:user-defined meta:name="Info 4"/>
  </office:meta>
</office:document-meta>
</file>